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Field&quot;, }," calcext:value-type="string">
            <text:p>0x8: { "id": 0x8, "name": "Hyrule Field (Forest Realm)", "code": "ForestField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00:10:04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4T00:10:43.541000000</dc:date>
    <meta:editing-duration>PT10H7M28S</meta:editing-duration>
    <meta:editing-cycles>24</meta:editing-cycles>
    <meta:generator>LibreOffice/6.3.4.2$Windows_X86_64 LibreOffice_project/60da17e045e08f1793c57c00ba83cdfce946d0aa</meta:generator>
    <meta:document-statistic meta:table-count="1" meta:cell-count="82" meta:object-count="0"/>
  </office:meta>
</office:document-meta>
</file>